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du1" style:family="table">
      <style:table-properties style:width="17cm" style:rel-width="100%" fo:margin-left="0cm" table:align="left"/>
    </style:style>
    <style:style style:name="cdu1.A" style:family="table-column">
      <style:table-column-properties style:column-width="3.351cm" style:rel-column-width="1900*"/>
    </style:style>
    <style:style style:name="cdu1.B" style:family="table-column">
      <style:table-column-properties style:column-width="13.649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cm" style:rel-width="100%" fo:margin-left="0cm" table:align="left"/>
    </style:style>
    <style:style style:name="Tabela1.A" style:family="table-column">
      <style:table-column-properties style:column-width="3.351cm" style:rel-column-width="1900*"/>
    </style:style>
    <style:style style:name="Tabela1.B" style:family="table-column">
      <style:table-column-properties style:column-width="13.649cm" style:rel-column-width="7738*"/>
    </style:style>
    <style:style style:name="Tabela1.1" style:family="table-row">
      <style:table-row-properties style:min-row-height="0.716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style:rel-width="100%" fo:margin-left="0cm" table:align="left"/>
    </style:style>
    <style:style style:name="Tabela3.A" style:family="table-column">
      <style:table-column-properties style:column-width="3.351cm" style:rel-column-width="1900*"/>
    </style:style>
    <style:style style:name="Tabela3.B" style:family="table-column">
      <style:table-column-properties style:column-width="13.649cm" style:rel-column-width="7738*"/>
    </style:style>
    <style:style style:name="Tabela3.1" style:family="table-row">
      <style:table-row-properties style:min-row-height="0.716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style:rel-width="100%" fo:margin-left="0cm" table:align="left"/>
    </style:style>
    <style:style style:name="Tabela2.A" style:family="table-column">
      <style:table-column-properties style:column-width="3.351cm" style:rel-column-width="1900*"/>
    </style:style>
    <style:style style:name="Tabela2.B" style:family="table-column">
      <style:table-column-properties style:column-width="13.649cm" style:rel-column-width="7738*"/>
    </style:style>
    <style:style style:name="Tabela2.1" style:family="table-row">
      <style:table-row-properties style:min-row-height="0.71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style:rel-width="100%" fo:margin-left="0cm" table:align="left"/>
    </style:style>
    <style:style style:name="Tabela4.A" style:family="table-column">
      <style:table-column-properties style:column-width="3.351cm" style:rel-column-width="1900*"/>
    </style:style>
    <style:style style:name="Tabela4.B" style:family="table-column">
      <style:table-column-properties style:column-width="13.649cm" style:rel-column-width="7738*"/>
    </style:style>
    <style:style style:name="Tabela4.1" style:family="table-row">
      <style:table-row-properties style:min-row-height="0.716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style:rel-width="100%" fo:margin-left="0cm" table:align="left"/>
    </style:style>
    <style:style style:name="Tabela5.A" style:family="table-column">
      <style:table-column-properties style:column-width="3.351cm" style:rel-column-width="1900*"/>
    </style:style>
    <style:style style:name="Tabela5.B" style:family="table-column">
      <style:table-column-properties style:column-width="13.649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14710a" officeooo:paragraph-rsid="0014710a" style:font-size-asian="10.5pt" style:font-weight-asian="bold" style:font-size-complex="12pt" style:font-weight-complex="bold"/>
    </style:style>
    <style:style style:name="P3" style:family="paragraph" style:parent-style-name="Header"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6142e" officeooo:paragraph-rsid="0016142e"/>
    </style:style>
    <style:style style:name="P5" style:family="paragraph" style:parent-style-name="Standard">
      <style:text-properties style:font-name="Arial" fo:font-size="14pt" fo:font-weight="bold" officeooo:rsid="0012de27" officeooo:paragraph-rsid="001194b2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6142e" officeooo:paragraph-rsid="00161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1a84" officeooo:paragraph-rsid="00181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1a84" officeooo:paragraph-rsid="00181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8f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8f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Arial" fo:font-size="12pt" fo:font-weight="normal" officeooo:rsid="0014710a" officeooo:paragraph-rsid="0014710a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4710a" officeooo:paragraph-rsid="001f208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officeooo:rsid="0014710a" officeooo:paragraph-rsid="0014710a" style:font-size-asian="10.5pt" style:font-weight-asian="bold" style:font-size-complex="12pt" style:font-weight-complex="bold"/>
    </style:style>
    <style:style style:name="P15" style:family="paragraph" style:parent-style-name="Standard">
      <style:text-properties officeooo:paragraph-rsid="001ab5ec"/>
    </style:style>
    <style:style style:name="P16" style:family="paragraph" style:parent-style-name="Standard">
      <style:text-properties officeooo:paragraph-rsid="001e55c7"/>
    </style:style>
    <style:style style:name="P17" style:family="paragraph" style:parent-style-name="Standard">
      <style:text-properties officeooo:paragraph-rsid="001f2083"/>
    </style:style>
    <style:style style:name="P18" style:family="paragraph" style:parent-style-name="Standard">
      <style:text-properties officeooo:paragraph-rsid="0020e378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8df1" officeooo:paragraph-rsid="001a8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8df1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8df1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6142e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6142e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6142e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fdd4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b5ec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b5ec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b5ec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b5ec" officeooo:paragraph-rsid="001ab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ab5ec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b9380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55c7" officeooo:paragraph-rsid="001f2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55c7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e378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e378" officeooo:paragraph-rsid="0020e3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1626f" officeooo:paragraph-rsid="002162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officeooo:rsid="0020e378" officeooo:paragraph-rsid="0020e37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16142e" officeooo:paragraph-rsid="001ab5ec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rsid="0016142e" officeooo:paragraph-rsid="001f2083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16142e" officeooo:paragraph-rsid="0020e378"/>
    </style:style>
    <style:style style:name="T1" style:family="text">
      <style:text-properties officeooo:rsid="0010ecb7"/>
    </style:style>
    <style:style style:name="T2" style:family="text">
      <style:text-properties officeooo:rsid="001a2f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2ff0" style:font-weight-asian="bold" style:font-weight-complex="bold"/>
    </style:style>
    <style:style style:name="T5" style:family="text">
      <style:text-properties fo:font-weight="bold" officeooo:rsid="001ab5ec" style:font-weight-asian="bold" style:font-weight-complex="bold"/>
    </style:style>
    <style:style style:name="T6" style:family="text">
      <style:text-properties fo:font-weight="bold" officeooo:rsid="001cd6f8" style:font-weight-asian="bold" style:font-weight-complex="bold"/>
    </style:style>
    <style:style style:name="T7" style:family="text">
      <style:text-properties fo:font-weight="bold" officeooo:rsid="001f2083" style:font-weight-asian="bold" style:font-weight-complex="bold"/>
    </style:style>
    <style:style style:name="T8" style:family="text">
      <style:text-properties officeooo:rsid="001ab5ec"/>
    </style:style>
    <style:style style:name="T9" style:family="text">
      <style:text-properties officeooo:rsid="001b9380"/>
    </style:style>
    <style:style style:name="T10" style:family="text">
      <style:text-properties officeooo:rsid="001cd6f8"/>
    </style:style>
    <style:style style:name="T11" style:family="text">
      <style:text-properties officeooo:rsid="001e55c7"/>
    </style:style>
    <style:style style:name="T12" style:family="text">
      <style:text-properties officeooo:rsid="001f2083"/>
    </style:style>
    <style:style style:name="T13" style:family="text">
      <style:text-properties officeooo:rsid="0020e37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1626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 officeooo:rsid="001e55c7"/>
    </style:style>
    <style:style style:name="T18" style:family="text">
      <style:text-properties style:text-underline-style="solid" style:text-underline-width="auto" style:text-underline-color="font-color" officeooo:rsid="0020e378"/>
    </style:style>
    <style:style style:name="T19" style:family="text">
      <style:text-properties officeooo:rsid="002162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sos de uso</text:p>
      <text:p text:style-name="P2"/>
      <text:p text:style-name="P2"/>
      <table:table table:name="cdu1" table:style-name="cdu1" table:template-name="Default Style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4">Nome</text:p>
          </table:table-cell>
          <table:table-cell table:style-name="cdu1.B1" office:value-type="string">
            <text:p text:style-name="P8">Procurar por serviço</text:p>
          </table:table-cell>
        </table:table-row>
        <table:table-row table:style-name="cdu1.1">
          <table:table-cell table:style-name="cdu1.A2" office:value-type="string">
            <text:p text:style-name="P7">Ator(es)</text:p>
          </table:table-cell>
          <table:table-cell table:style-name="cdu1.B2" office:value-type="string">
            <text:p text:style-name="P8">Usuário</text:p>
          </table:table-cell>
        </table:table-row>
        <table:table-row table:style-name="cdu1.1">
          <table:table-cell table:style-name="cdu1.A2" office:value-type="string">
            <text:p text:style-name="P7">Descrição</text:p>
          </table:table-cell>
          <table:table-cell table:style-name="cdu1.B2" office:value-type="string">
            <text:p text:style-name="P10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7">Referência(s)</text:p>
          </table:table-cell>
          <table:table-cell table:style-name="cdu1.B4" office:value-type="string">
            <text:p text:style-name="P6"/>
          </table:table-cell>
        </table:table-row>
        <table:table-row table:style-name="cdu1.1">
          <table:table-cell table:style-name="cdu1.A2" office:value-type="string">
            <text:p text:style-name="P7">Gatilho</text:p>
          </table:table-cell>
          <table:table-cell table:style-name="cdu1.B2" office:value-type="string">
            <text:p text:style-name="P9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4">Pré-condições</text:p>
          </table:table-cell>
          <table:table-cell table:style-name="cdu1.B4" office:value-type="string">
            <text:p text:style-name="P6"/>
          </table:table-cell>
        </table:table-row>
        <table:table-row table:style-name="cdu1.1">
          <table:table-cell table:style-name="cdu1.A2" office:value-type="string">
            <text:p text:style-name="P7">Pós-condições</text:p>
          </table:table-cell>
          <table:table-cell table:style-name="cdu1.B4" office:value-type="string">
            <text:p text:style-name="P6"/>
          </table:table-cell>
        </table:table-row>
        <table:table-row table:style-name="cdu1.1">
          <table:table-cell table:style-name="cdu1.A2" office:value-type="string">
            <text:p text:style-name="P7">Fluxo principal</text:p>
          </table:table-cell>
          <table:table-cell table:style-name="cdu1.B2" office:value-type="string">
            <text:p text:style-name="P11"><text:span text:style-name="T4">1.</text:span><text:span text:style-name="T2"> </text:span>O usuário acessa a área pública d<text:span text:style-name="T11">o sistema</text:span></text:p>
            <text:p text:style-name="P11"><text:span text:style-name="T4">2.</text:span><text:span text:style-name="T2"> </text:span>O usuário realiza a busca por um serviço</text:p>
            <text:p text:style-name="P11"><text:span text:style-name="T4">3.</text:span><text:span text:style-name="T2"> </text:span>O usuário escolhe um serviço</text:p>
            <text:p text:style-name="P11"><text:span text:style-name="T4">4.</text:span><text:span text:style-name="T2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7">Fluxo alternativo</text:p>
          </table:table-cell>
          <table:table-cell table:style-name="cdu1.B2" office:value-type="string">
            <text:p text:style-name="P19"><text:span text:style-name="T3">3.</text:span> O usuário não encontra o serviço da busca</text:p>
            <text:p text:style-name="P19"><text:s text:c="4"/><text:span text:style-name="T3">3.1</text:span> O usuário solicita que o serviço seja monitorado</text:p>
          </table:table-cell>
        </table:table-row>
      </table:table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7">Nome</text:p>
          </table:table-cell>
          <table:table-cell table:style-name="Tabela3.B1" office:value-type="string">
            <text:p text:style-name="P40">Realizar cadastro</text:p>
          </table:table-cell>
        </table:table-row>
        <table:table-row table:style-name="Tabela3.1">
          <table:table-cell table:style-name="Tabela3.A2" office:value-type="string">
            <text:p text:style-name="P23">Ator(es)</text:p>
          </table:table-cell>
          <table:table-cell table:style-name="Tabela3.B2" office:value-type="string">
            <text:p text:style-name="P39">Usuário</text:p>
          </table:table-cell>
        </table:table-row>
        <table:table-row table:style-name="Tabela3.1">
          <table:table-cell table:style-name="Tabela3.A2" office:value-type="string">
            <text:p text:style-name="P23">Descrição</text:p>
          </table:table-cell>
          <table:table-cell table:style-name="Tabela3.B2" office:value-type="string">
            <text:p text:style-name="P26">O <text:span text:style-name="T9">usuário </text:span><text:span text:style-name="T11">deseja se cadastrar no sistema</text:span></text:p>
          </table:table-cell>
        </table:table-row>
        <table:table-row table:style-name="Tabela3.1">
          <table:table-cell table:style-name="Tabela3.A2" office:value-type="string">
            <text:p text:style-name="P23">Referência(s)</text:p>
          </table:table-cell>
          <table:table-cell table:style-name="Tabela3.B4" office:value-type="string">
            <text:p text:style-name="P32"/>
          </table:table-cell>
        </table:table-row>
        <table:table-row table:style-name="Tabela3.1">
          <table:table-cell table:style-name="Tabela3.A2" office:value-type="string">
            <text:p text:style-name="P23">Gatilho</text:p>
          </table:table-cell>
          <table:table-cell table:style-name="Tabela3.B2" office:value-type="string">
            <text:p text:style-name="P38">O <text:span text:style-name="T9">usuário </text:span><text:span text:style-name="T11">deseja ter acesso a funcionalidades exclusivas para usuários internos</text:span></text:p>
          </table:table-cell>
        </table:table-row>
        <table:table-row table:style-name="Tabela3.1">
          <table:table-cell table:style-name="Tabela3.A2" office:value-type="string">
            <text:p text:style-name="P47">Pré-condições</text:p>
          </table:table-cell>
          <table:table-cell table:style-name="Tabela3.B4" office:value-type="string">
            <text:p text:style-name="P35"/>
          </table:table-cell>
        </table:table-row>
        <table:table-row table:style-name="Tabela3.1">
          <table:table-cell table:style-name="Tabela3.A2" office:value-type="string">
            <text:p text:style-name="P23">Pós-condições</text:p>
          </table:table-cell>
          <table:table-cell table:style-name="Tabela3.B7" office:value-type="string">
            <text:p text:style-name="P40">O usuár<text:span text:style-name="T12">i</text:span>o pode acessar o sistema como usuário interno</text:p>
          </table:table-cell>
        </table:table-row>
        <table:table-row table:style-name="Tabela3.1">
          <table:table-cell table:style-name="Tabela3.A2" office:value-type="string">
            <text:p text:style-name="P23">Fluxo principal</text:p>
          </table:table-cell>
          <table:table-cell table:style-name="Tabela3.B2" office:value-type="string">
            <text:p text:style-name="P29"><text:span text:style-name="T4">1.</text:span><text:span text:style-name="T2"> </text:span>O <text:span text:style-name="T9">usuário </text:span><text:span text:style-name="T11">acessa a área pública do sistema</text:span></text:p>
            <text:p text:style-name="P29"><text:span text:style-name="T4">2.</text:span><text:span text:style-name="T2"> </text:span><text:span text:style-name="T9">O usuário </text:span><text:span text:style-name="T11">preenche as seguintes informações para realizar o cadastro no sistema:</text:span></text:p>
            <text:p text:style-name="P29"><text:s text:c="4"/><text:span text:style-name="T3">-</text:span> <text:span text:style-name="T17">E-mail</text:span></text:p>
            <text:p text:style-name="P29"><text:s text:c="4"/><text:span text:style-name="T3">-</text:span> <text:span text:style-name="T17">Senha</text:span></text:p>
            <text:p text:style-name="P40"><text:span text:style-name="T3">3.</text:span> O sistema valida a entrada do usuário</text:p>
            <text:p text:style-name="P40"><text:span text:style-name="T3">4.</text:span> O sistema <text:span text:style-name="T12">conclui o cadastro</text:span></text:p>
          </table:table-cell>
        </table:table-row>
        <table:table-row table:style-name="Tabela3.1">
          <table:table-cell table:style-name="Tabela3.A2" office:value-type="string">
            <text:p text:style-name="P23">Fluxo alternativo</text:p>
          </table:table-cell>
          <table:table-cell table:style-name="Tabela3.B2" office:value-type="string">
            <text:p text:style-name="P20"><text:span text:style-name="T7">3</text:span><text:span text:style-name="T3">.</text:span> <text:span text:style-name="T12">A entrada do usuário é inválida</text:span></text:p>
            <text:p text:style-name="P20"><text:s text:c="4"/><text:span text:style-name="T7">3</text:span><text:span text:style-name="T3">.1</text:span> <text:span text:style-name="T8">Uma mensagem de erro é exibida</text:span></text:p>
            <text:p text:style-name="P20"><text:s text:c="4"/><text:span text:style-name="T7">3</text:span><text:span text:style-name="T5">.2</text:span><text:span text:style-name="T8"> O </text:span><text:span text:style-name="T12">usuário</text:span><text:span text:style-name="T8"> é redirecionado para a tela de </text:span><text:span text:style-name="T12">cadastro</text:span></text:p>
          </table:table-cell>
        </table:table-row>
      </table:table>
      <text:p text:style-name="P13"/>
      <text:p text:style-name="P13"/>
      <text:p text:style-name="P13"><text:soft-page-break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7">Nome</text:p>
          </table:table-cell>
          <table:table-cell table:style-name="Tabela2.B1" office:value-type="string">
            <text:p text:style-name="P35">A<text:span text:style-name="T9">cessar API</text:span></text:p>
          </table:table-cell>
        </table:table-row>
        <table:table-row table:style-name="Tabela2.1">
          <table:table-cell table:style-name="Tabela2.A2" office:value-type="string">
            <text:p text:style-name="P23">Ator(es)</text:p>
          </table:table-cell>
          <table:table-cell table:style-name="Tabela2.B2" office:value-type="string">
            <text:p text:style-name="P39">Usuário Interno</text:p>
          </table:table-cell>
        </table:table-row>
        <table:table-row table:style-name="Tabela2.1">
          <table:table-cell table:style-name="Tabela2.A2" office:value-type="string">
            <text:p text:style-name="P23">Descrição</text:p>
          </table:table-cell>
          <table:table-cell table:style-name="Tabela2.B2" office:value-type="string">
            <text:p text:style-name="P26">O <text:span text:style-name="T9">usuário interno realiza uma requisição para a API e obtém dados de serviços monitorados pelo sistema</text:span></text:p>
          </table:table-cell>
        </table:table-row>
        <table:table-row table:style-name="Tabela2.1">
          <table:table-cell table:style-name="Tabela2.A2" office:value-type="string">
            <text:p text:style-name="P23">Referência(s)</text:p>
          </table:table-cell>
          <table:table-cell table:style-name="Tabela2.B4" office:value-type="string">
            <text:p text:style-name="P32"/>
          </table:table-cell>
        </table:table-row>
        <table:table-row table:style-name="Tabela2.1">
          <table:table-cell table:style-name="Tabela2.A2" office:value-type="string">
            <text:p text:style-name="P23">Gatilho</text:p>
          </table:table-cell>
          <table:table-cell table:style-name="Tabela2.B2" office:value-type="string">
            <text:p text:style-name="P38">O <text:span text:style-name="T9">usuário interno deseja realizar uma integração do sistema “Is down ?” com um sistema próprio</text:span></text:p>
          </table:table-cell>
        </table:table-row>
        <table:table-row table:style-name="Tabela2.1">
          <table:table-cell table:style-name="Tabela2.A2" office:value-type="string">
            <text:p text:style-name="P47">Pré-condições</text:p>
          </table:table-cell>
          <table:table-cell table:style-name="Tabela2.B6" office:value-type="string">
            <text:p text:style-name="P35">O <text:span text:style-name="T9">usuário interno deverá possuir permissão de acesso a API</text:span></text:p>
          </table:table-cell>
        </table:table-row>
        <table:table-row table:style-name="Tabela2.1">
          <table:table-cell table:style-name="Tabela2.A2" office:value-type="string">
            <text:p text:style-name="P23">Pós-condições</text:p>
          </table:table-cell>
          <table:table-cell table:style-name="Tabela2.B6" office:value-type="string">
            <text:p text:style-name="P39">O acesso é registrado, dados de serviço são enviados</text:p>
          </table:table-cell>
        </table:table-row>
        <table:table-row table:style-name="Tabela2.1">
          <table:table-cell table:style-name="Tabela2.A2" office:value-type="string">
            <text:p text:style-name="P23">Fluxo principal</text:p>
          </table:table-cell>
          <table:table-cell table:style-name="Tabela2.B2" office:value-type="string">
            <text:p text:style-name="P29"><text:span text:style-name="T4">1.</text:span><text:span text:style-name="T2"> </text:span>O <text:span text:style-name="T9">usuário interno realiza uma requisição para a API</text:span></text:p>
            <text:p text:style-name="P29"><text:span text:style-name="T4">2.</text:span><text:span text:style-name="T2"> </text:span><text:span text:style-name="T9">O usuário interno obtém dados de serviços monitorados pelo sistema</text:span></text:p>
          </table:table-cell>
        </table:table-row>
        <table:table-row table:style-name="Tabela2.1">
          <table:table-cell table:style-name="Tabela2.A2" office:value-type="string">
            <text:p text:style-name="P23">Fluxo alternativo</text:p>
          </table:table-cell>
          <table:table-cell table:style-name="Tabela2.B2" office:value-type="string">
            <text:p text:style-name="P20"><text:span text:style-name="T5">1</text:span><text:span text:style-name="T3">.</text:span> O <text:span text:style-name="T9">usuário interno </text:span><text:span text:style-name="T10">excedeu o limite de requisições permitidas</text:span></text:p>
            <text:p text:style-name="P20"><text:s text:c="4"/><text:span text:style-name="T6">1.1</text:span><text:span text:style-name="T10"> Uma mensagem de erro é retornada</text:span></text:p>
          </table:table-cell>
        </table:table-row>
      </table:table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6">Nome</text:p>
          </table:table-cell>
          <table:table-cell table:style-name="Tabela1.B1" office:value-type="string">
            <text:p text:style-name="P34"><text:span text:style-name="T12">Cadastrar</text:span> serviço</text:p>
          </table:table-cell>
        </table:table-row>
        <table:table-row table:style-name="Tabela1.1">
          <table:table-cell table:style-name="Tabela1.A2" office:value-type="string">
            <text:p text:style-name="P22">Ator(es)</text:p>
          </table:table-cell>
          <table:table-cell table:style-name="Tabela1.B2" office:value-type="string">
            <text:p text:style-name="P34">Administrador</text:p>
          </table:table-cell>
        </table:table-row>
        <table:table-row table:style-name="Tabela1.1">
          <table:table-cell table:style-name="Tabela1.A2" office:value-type="string">
            <text:p text:style-name="P22">Descrição</text:p>
          </table:table-cell>
          <table:table-cell table:style-name="Tabela1.B2" office:value-type="string">
            <text:p text:style-name="P25">O <text:span text:style-name="T8">administrador </text:span><text:span text:style-name="T12">adiciona um novo serviço para ser monitorado pelo sistema</text:span></text:p>
          </table:table-cell>
        </table:table-row>
        <table:table-row table:style-name="Tabela1.1">
          <table:table-cell table:style-name="Tabela1.A2" office:value-type="string">
            <text:p text:style-name="P22">Referência(s)</text:p>
          </table:table-cell>
          <table:table-cell table:style-name="Tabela1.B4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P22">Gatilho</text:p>
          </table:table-cell>
          <table:table-cell table:style-name="Tabela1.B2" office:value-type="string">
            <text:p text:style-name="P37">O administrador identifica que um serviço <text:span text:style-name="T12">deve ser monitorado pelo sistema</text:span></text:p>
          </table:table-cell>
        </table:table-row>
        <table:table-row table:style-name="Tabela1.1">
          <table:table-cell table:style-name="Tabela1.A2" office:value-type="string">
            <text:p text:style-name="P46">Pré-condições</text:p>
          </table:table-cell>
          <table:table-cell table:style-name="Tabela1.B6" office:value-type="string">
            <text:p text:style-name="P34">O administrador deve estar logado no sistema</text:p>
          </table:table-cell>
        </table:table-row>
        <table:table-row table:style-name="Tabela1.1">
          <table:table-cell table:style-name="Tabela1.A2" office:value-type="string">
            <text:p text:style-name="P22">Pós-condições</text:p>
          </table:table-cell>
          <table:table-cell table:style-name="Tabela1.B6" office:value-type="string">
            <text:p text:style-name="P34">Um <text:span text:style-name="T12">novo serviço é monitorado pelo sistema</text:span></text:p>
          </table:table-cell>
        </table:table-row>
        <table:table-row table:style-name="Tabela1.1">
          <table:table-cell table:style-name="Tabela1.A2" office:value-type="string">
            <text:p text:style-name="P22">Fluxo principal</text:p>
          </table:table-cell>
          <table:table-cell table:style-name="Tabela1.B2" office:value-type="string">
            <text:p text:style-name="P28"><text:span text:style-name="T4">1.</text:span><text:span text:style-name="T2"> </text:span>O <text:span text:style-name="T8">administrador acessa a área privada do sistema por meio de login e senha</text:span></text:p>
            <text:p text:style-name="P29"><text:span text:style-name="T4">2.</text:span><text:span text:style-name="T2"> </text:span>O <text:span text:style-name="T8">administrador</text:span> <text:span text:style-name="T11">preenche as seguintes informações para realizar o cadastro </text:span><text:span text:style-name="T12">do novo serviço:</text:span></text:p>
            <text:p text:style-name="P30"><text:s text:c="4"/><text:span text:style-name="T3">-</text:span> <text:span text:style-name="T18">Nome do serviço</text:span></text:p>
            <text:p text:style-name="P30"><text:s text:c="4"/><text:span text:style-name="T3">-</text:span> <text:span text:style-name="T18">Logo do serviço</text:span></text:p>
            <text:p text:style-name="P30"><text:s text:c="4"/><text:span text:style-name="T3">-</text:span> <text:span text:style-name="T16">Query </text:span><text:span text:style-name="T18">utilizada na consulta</text:span></text:p>
            <text:p text:style-name="P41"><text:span text:style-name="T3">3.</text:span> O sistema valida a entrada do <text:span text:style-name="T13">administrador</text:span></text:p>
            <text:p text:style-name="P41"><text:span text:style-name="T3">4.</text:span> O sistema <text:span text:style-name="T12">conclui o cadastro</text:span></text:p>
          </table:table-cell>
        </table:table-row>
        <table:table-row table:style-name="Tabela1.1">
          <table:table-cell table:style-name="Tabela1.A2" office:value-type="string">
            <text:p text:style-name="P22">Fluxo alternativo</text:p>
          </table:table-cell>
          <table:table-cell table:style-name="Tabela1.B2" office:value-type="string">
            <text:p text:style-name="P21"><text:span text:style-name="T7">3</text:span><text:span text:style-name="T3">.</text:span> <text:span text:style-name="T12">A entrada do </text:span><text:span text:style-name="T13">administrador</text:span><text:span text:style-name="T12"> é inválida</text:span></text:p>
            <text:p text:style-name="P21"><text:s text:c="4"/><text:span text:style-name="T7">3</text:span><text:span text:style-name="T3">.1</text:span> <text:span text:style-name="T8">Uma mensagem de erro é exibida</text:span></text:p>
            <text:p text:style-name="P21"><text:span text:style-name="T7"><text:s text:c="4"/>3</text:span><text:span text:style-name="T5">.2</text:span><text:span text:style-name="T8"> O </text:span><text:span text:style-name="T13">administrador</text:span><text:span text:style-name="T8"> é redirecionado para a tela de </text:span><text:span text:style-name="T12">cadastro </text:span><text:span text:style-name="T13">de <text:s text:c="17"/>serviço</text:span></text:p>
          </table:table-cell>
        </table:table-row>
      </table:table>
      <text:p text:style-name="P15"><text:soft-page-break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7">Nome</text:p>
          </table:table-cell>
          <table:table-cell table:style-name="Tabela4.B1" office:value-type="string">
            <text:p text:style-name="P35">Alterar serviço</text:p>
          </table:table-cell>
        </table:table-row>
        <table:table-row table:style-name="Tabela4.1">
          <table:table-cell table:style-name="Tabela4.A2" office:value-type="string">
            <text:p text:style-name="P23">Ator(es)</text:p>
          </table:table-cell>
          <table:table-cell table:style-name="Tabela4.B2" office:value-type="string">
            <text:p text:style-name="P35">Administrador</text:p>
          </table:table-cell>
        </table:table-row>
        <table:table-row table:style-name="Tabela4.1">
          <table:table-cell table:style-name="Tabela4.A2" office:value-type="string">
            <text:p text:style-name="P23">Descrição</text:p>
          </table:table-cell>
          <table:table-cell table:style-name="Tabela4.B2" office:value-type="string">
            <text:p text:style-name="P26">O <text:span text:style-name="T8">administrador realiza uma modificação em um serviço já monitorado pelo sistema</text:span></text:p>
          </table:table-cell>
        </table:table-row>
        <table:table-row table:style-name="Tabela4.1">
          <table:table-cell table:style-name="Tabela4.A2" office:value-type="string">
            <text:p text:style-name="P23">Referência(s)</text:p>
          </table:table-cell>
          <table:table-cell table:style-name="Tabela4.B4" office:value-type="string">
            <text:p text:style-name="P32"/>
          </table:table-cell>
        </table:table-row>
        <table:table-row table:style-name="Tabela4.1">
          <table:table-cell table:style-name="Tabela4.A2" office:value-type="string">
            <text:p text:style-name="P23">Gatilho</text:p>
          </table:table-cell>
          <table:table-cell table:style-name="Tabela4.B2" office:value-type="string">
            <text:p text:style-name="P38">O administrador identifica que um serviço monitorado pelo sistema precisa sofrer alguma modificação prevista</text:p>
          </table:table-cell>
        </table:table-row>
        <table:table-row table:style-name="Tabela4.1">
          <table:table-cell table:style-name="Tabela4.A2" office:value-type="string">
            <text:p text:style-name="P47">Pré-condições</text:p>
          </table:table-cell>
          <table:table-cell table:style-name="Tabela4.B6" office:value-type="string">
            <text:p text:style-name="P35">O administrador deve estar logado no sistema</text:p>
          </table:table-cell>
        </table:table-row>
        <table:table-row table:style-name="Tabela4.1">
          <table:table-cell table:style-name="Tabela4.A2" office:value-type="string">
            <text:p text:style-name="P23">Pós-condições</text:p>
          </table:table-cell>
          <table:table-cell table:style-name="Tabela4.B6" office:value-type="string">
            <text:p text:style-name="P35">Um serviço é modificado</text:p>
          </table:table-cell>
        </table:table-row>
        <table:table-row table:style-name="Tabela4.1">
          <table:table-cell table:style-name="Tabela4.A2" office:value-type="string">
            <text:p text:style-name="P23">Fluxo principal</text:p>
          </table:table-cell>
          <table:table-cell table:style-name="Tabela4.B2" office:value-type="string">
            <text:p text:style-name="P29"><text:span text:style-name="T4">1.</text:span><text:span text:style-name="T2"> </text:span>O <text:span text:style-name="T8">administrador acessa a área privada do sistema por meio de login e senha</text:span></text:p>
            <text:p text:style-name="P29"><text:span text:style-name="T4">2.</text:span><text:span text:style-name="T2"> </text:span>O <text:span text:style-name="T8">administrador</text:span> realiza a busca por um serviço</text:p>
            <text:p text:style-name="P29"><text:span text:style-name="T4">3.</text:span><text:span text:style-name="T2"> </text:span>O <text:span text:style-name="T8">administrador</text:span> escolhe um serviço</text:p>
            <text:p text:style-name="P29"><text:span text:style-name="T4">4.</text:span><text:span text:style-name="T2"> </text:span>O <text:span text:style-name="T8">administrador modifica o serviço</text:span></text:p>
          </table:table-cell>
        </table:table-row>
        <table:table-row table:style-name="Tabela4.1">
          <table:table-cell table:style-name="Tabela4.A2" office:value-type="string">
            <text:p text:style-name="P23">Fluxo alternativo</text:p>
          </table:table-cell>
          <table:table-cell table:style-name="Tabela4.B2" office:value-type="string">
            <text:p text:style-name="P20"><text:span text:style-name="T5">1</text:span><text:span text:style-name="T3">.</text:span> O <text:span text:style-name="T8">administrador erra os dados de login</text:span></text:p>
            <text:p text:style-name="P20"><text:s text:c="4"/><text:span text:style-name="T5">1</text:span><text:span text:style-name="T3">.1</text:span> <text:span text:style-name="T8">Uma mensagem de erro é exibida</text:span></text:p>
            <text:p text:style-name="P20"><text:s text:c="4"/><text:span text:style-name="T5">1.2</text:span><text:span text:style-name="T8"> O administrador é redirecionado para a tela de login</text:span></text:p>
          </table:table-cell>
        </table:table-row>
      </table:table>
      <text:p text:style-name="P17"/>
      <text:p text:style-name="P1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8">Nome</text:p>
          </table:table-cell>
          <table:table-cell table:style-name="Tabela5.B1" office:value-type="string">
            <text:p text:style-name="P42">Monitorar serviço</text:p>
          </table:table-cell>
        </table:table-row>
        <table:table-row table:style-name="Tabela5.1">
          <table:table-cell table:style-name="Tabela5.A2" office:value-type="string">
            <text:p text:style-name="P24">Ator(es)</text:p>
          </table:table-cell>
          <table:table-cell table:style-name="Tabela5.B2" office:value-type="string">
            <text:p text:style-name="P45">Twitter API</text:p>
          </table:table-cell>
        </table:table-row>
        <table:table-row table:style-name="Tabela5.1">
          <table:table-cell table:style-name="Tabela5.A2" office:value-type="string">
            <text:p text:style-name="P24">Descrição</text:p>
          </table:table-cell>
          <table:table-cell table:style-name="Tabela5.B2" office:value-type="string">
            <text:p text:style-name="P27">O <text:span text:style-name="T13">sistema realiza uma consulta para cada um dos serviços monitorados para obter dados recentes de reclamações dos usuários</text:span></text:p>
          </table:table-cell>
        </table:table-row>
        <table:table-row table:style-name="Tabela5.1">
          <table:table-cell table:style-name="Tabela5.A2" office:value-type="string">
            <text:p text:style-name="P24">Referência(s)</text:p>
          </table:table-cell>
          <table:table-cell table:style-name="Tabela5.B4" office:value-type="string">
            <text:p text:style-name="P33"/>
          </table:table-cell>
        </table:table-row>
        <table:table-row table:style-name="Tabela5.1">
          <table:table-cell table:style-name="Tabela5.A2" office:value-type="string">
            <text:p text:style-name="P24">Gatilho</text:p>
          </table:table-cell>
          <table:table-cell table:style-name="Tabela5.B2" office:value-type="string">
            <text:p text:style-name="P43">Ação automática realizada a cada 15 minutos</text:p>
          </table:table-cell>
        </table:table-row>
        <table:table-row table:style-name="Tabela5.1">
          <table:table-cell table:style-name="Tabela5.A2" office:value-type="string">
            <text:p text:style-name="P48">Pré-condições</text:p>
          </table:table-cell>
          <table:table-cell table:style-name="Tabela5.B4" office:value-type="string">
            <text:p text:style-name="P36"/>
          </table:table-cell>
        </table:table-row>
        <table:table-row table:style-name="Tabela5.1">
          <table:table-cell table:style-name="Tabela5.A2" office:value-type="string">
            <text:p text:style-name="P24">Pós-condições</text:p>
          </table:table-cell>
          <table:table-cell table:style-name="Tabela5.B7" office:value-type="string">
            <text:p text:style-name="P42">Todos os serviços são atualizados com novas informações</text:p>
          </table:table-cell>
        </table:table-row>
        <table:table-row table:style-name="Tabela5.1">
          <table:table-cell table:style-name="Tabela5.A2" office:value-type="string">
            <text:p text:style-name="P24">Fluxo principal</text:p>
          </table:table-cell>
          <table:table-cell table:style-name="Tabela5.B2" office:value-type="string">
            <text:p text:style-name="P30"><text:span text:style-name="T4">1.</text:span><text:span text:style-name="T2"> </text:span>O <text:span text:style-name="T13">sistema realiza uma </text:span><text:span text:style-name="T19">consulta na </text:span><text:span text:style-name="T15">Twitter API</text:span><text:span text:style-name="T19"> para cada um dos serviços cadastrados</text:span></text:p>
            <text:p text:style-name="P44"><text:span text:style-name="T3">2.</text:span> O sistema processa as respostas da <text:span text:style-name="T14">API</text:span></text:p>
            <text:p text:style-name="P44"><text:span text:style-name="T3">3.</text:span> O sistema atualiza os serviços com os dados obtidos</text:p>
          </table:table-cell>
        </table:table-row>
        <table:table-row table:style-name="Tabela5.1">
          <table:table-cell table:style-name="Tabela5.A2" office:value-type="string">
            <text:p text:style-name="P24">Fluxo alternativo</text:p>
          </table:table-cell>
          <table:table-cell table:style-name="Tabela5.B4" office:value-type="string">
            <text:p text:style-name="P21"><text:span text:style-name="T5"/></text:p>
          </table:table-cell>
        </table:table-row>
      </table:table>
      <text:p text:style-name="P18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text-properties style:font-name="Arial" fo:font-size="12pt" style:font-size-asian="12pt" style:font-size-complex="12pt"/>
    </style:style>
    <style:style style:name="MT1" style:family="text">
      <style:text-properties officeooo:rsid="0010ec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e Federal Fluminense</text:p>
        <text:p text:style-name="MP2">Instituto de Computação</text:p>
        <text:p text:style-name="MP2">Projeto de Software – <text:span text:style-name="MT1">2021.2</text:span></text:p>
        <text:p text:style-name="MP2"><text:span text:style-name="MT1">Professor </text:span>Paulo De Figueiredo P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5T18:55:01.668000000</dc:date>
    <meta:editing-duration>PT59M42S</meta:editing-duration>
    <meta:editing-cycles>9</meta:editing-cycles>
    <meta:generator>LibreOffice/7.2.0.4$Windows_X86_64 LibreOffice_project/9a9c6381e3f7a62afc1329bd359cc48accb6435b</meta:generator>
    <meta:document-statistic meta:table-count="6" meta:image-count="0" meta:object-count="0" meta:page-count="3" meta:paragraph-count="130" meta:word-count="642" meta:character-count="4052" meta:non-whitespace-character-count="3470"/>
  </office:meta>
</office:document-meta>
</file>